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c2ce"/>
    </style:style>
    <style:style style:name="P2" style:family="paragraph" style:parent-style-name="Standard">
      <style:text-properties officeooo:rsid="0008c2ce" officeooo:paragraph-rsid="0008c2ce"/>
    </style:style>
    <style:style style:name="P3" style:family="paragraph" style:parent-style-name="Standard" style:master-page-name="Standard">
      <style:paragraph-properties style:page-number="1"/>
      <style:text-properties officeooo:paragraph-rsid="00181038"/>
    </style:style>
    <style:style style:name="T1" style:family="text">
      <style:text-properties officeooo:rsid="0008c2c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ámec1" text:anchor-type="page" text:anchor-page-number="1" svg:x="0cm" svg:y="0cm" svg:width="9.999cm" svg:height="9.999cm" draw:z-index="0">
        <draw:text-box>
          <text:h text:style-name="P1" text:outline-level="1">Katie<text:span text:style-name="T1"> Altmann </text:span></text:h>
          <text:p text:style-name="Standard">Lunch: Vegetarian</text:p>
          <text:p text:style-name="P2">Group: bus A</text:p>
          <text:p text:style-name="P2">Accomodation: Základní Škola</text:p>
          <text:p text:style-name="P2">Activity: bike trip</text:p>
          <text:p text:style-name="P2">Mysterious number: 2</text:p>
        </draw:text-box>
      </draw:frame>
      <draw:frame draw:style-name="fr1" draw:name="Rámec2" text:anchor-type="page" text:anchor-page-number="3" svg:x="0cm" svg:y="0cm" svg:width="9.999cm" svg:height="9.999cm" draw:z-index="1">
        <draw:text-box>
          <text:h text:style-name="P1" text:outline-level="1">Louis<text:span text:style-name="T1"> Bailey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oat trip</text:p>
          <text:p text:style-name="P2">Mysterious number: 4</text:p>
        </draw:text-box>
      </draw:frame>
      <draw:frame draw:style-name="fr1" draw:name="Rámec3" text:anchor-type="page" text:anchor-page-number="5" svg:x="0cm" svg:y="0cm" svg:width="9.999cm" svg:height="9.999cm" draw:z-index="2">
        <draw:text-box>
          <text:h text:style-name="P1" text:outline-level="1">Sarah<text:span text:style-name="T1"> Banko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ike trip</text:p>
          <text:p text:style-name="P2">Mysterious number: 5</text:p>
        </draw:text-box>
      </draw:frame>
      <draw:frame draw:style-name="fr1" draw:name="Rámec4" text:anchor-type="page" text:anchor-page-number="7" svg:x="0cm" svg:y="0cm" svg:width="9.999cm" svg:height="9.999cm" draw:z-index="3">
        <draw:text-box>
          <text:h text:style-name="P1" text:outline-level="1">Mallory<text:span text:style-name="T1"> Barrett </text:span></text:h>
          <text:p text:style-name="Standard">Lunch: Vegetarian</text:p>
          <text:p text:style-name="P2">Group: bus A</text:p>
          <text:p text:style-name="P2">Accomodation: Základní Škola</text:p>
          <text:p text:style-name="P2">Activity: boat trip</text:p>
          <text:p text:style-name="P2">Mysterious number: 6</text:p>
        </draw:text-box>
      </draw:frame>
      <draw:frame draw:style-name="fr1" draw:name="Rámec5" text:anchor-type="page" text:anchor-page-number="9" svg:x="0cm" svg:y="0cm" svg:width="9.999cm" svg:height="9.999cm" draw:z-index="4">
        <draw:text-box>
          <text:h text:style-name="P1" text:outline-level="1">Lauren<text:span text:style-name="T1"> Blackwell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ike trip</text:p>
          <text:p text:style-name="P2">Mysterious number: 10</text:p>
        </draw:text-box>
      </draw:frame>
      <draw:frame draw:style-name="fr1" draw:name="Rámec6" text:anchor-type="page" text:anchor-page-number="11" svg:x="0cm" svg:y="0cm" svg:width="9.999cm" svg:height="9.999cm" draw:z-index="5">
        <draw:text-box>
          <text:h text:style-name="P1" text:outline-level="1">Shuan Yu<text:span text:style-name="T1"> Chan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individual</text:p>
          <text:p text:style-name="P2">Mysterious number: 13</text:p>
        </draw:text-box>
      </draw:frame>
      <draw:frame draw:style-name="fr1" draw:name="Rámec7" text:anchor-type="page" text:anchor-page-number="13" svg:x="0cm" svg:y="0cm" svg:width="9.999cm" svg:height="9.999cm" draw:z-index="6">
        <draw:text-box>
          <text:h text:style-name="P1" text:outline-level="1">Amanda<text:span text:style-name="T1"> Crawford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oat trip</text:p>
          <text:p text:style-name="P2">Mysterious number: 14</text:p>
        </draw:text-box>
      </draw:frame>
      <draw:frame draw:style-name="fr1" draw:name="Rámec8" text:anchor-type="page" text:anchor-page-number="15" svg:x="0cm" svg:y="0cm" svg:width="9.999cm" svg:height="9.999cm" draw:z-index="7">
        <draw:text-box>
          <text:h text:style-name="P1" text:outline-level="1">Benjamin<text:span text:style-name="T1"> Credle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oat trip</text:p>
          <text:p text:style-name="P2">Mysterious number: 15</text:p>
        </draw:text-box>
      </draw:frame>
      <draw:frame draw:style-name="fr1" draw:name="Rámec9" text:anchor-type="page" text:anchor-page-number="17" svg:x="0cm" svg:y="0cm" svg:width="9.999cm" svg:height="9.999cm" draw:z-index="8">
        <draw:text-box>
          <text:h text:style-name="P1" text:outline-level="1">Stephanie<text:span text:style-name="T1"> Ferguson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oat trip</text:p>
          <text:p text:style-name="P2">Mysterious number: 16</text:p>
        </draw:text-box>
      </draw:frame>
      <draw:frame draw:style-name="fr1" draw:name="Rámec10" text:anchor-type="page" text:anchor-page-number="19" svg:x="0cm" svg:y="0cm" svg:width="9.999cm" svg:height="9.999cm" draw:z-index="9">
        <draw:text-box>
          <text:h text:style-name="P1" text:outline-level="1">Christopher<text:span text:style-name="T1"> Hall </text:span></text:h>
          <text:p text:style-name="Standard">Lunch: Svíčková / anything</text:p>
          <text:p text:style-name="P2">Group: bus A</text:p>
          <text:p text:style-name="P2">Accomodation: Základní Škola</text:p>
          <text:p text:style-name="P2">Activity: individual</text:p>
          <text:p text:style-name="P2">Mysterious number: 20</text:p>
        </draw:text-box>
      </draw:frame>
      <draw:frame draw:style-name="fr1" draw:name="Rámec11" text:anchor-type="page" text:anchor-page-number="21" svg:x="0cm" svg:y="0cm" svg:width="9.999cm" svg:height="9.999cm" draw:z-index="10">
        <draw:text-box>
          <text:h text:style-name="P1" text:outline-level="1">Matthew<text:span text:style-name="T1"> Jensen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individual</text:p>
          <text:p text:style-name="P2">Mysterious number: 23</text:p>
        </draw:text-box>
      </draw:frame>
      <draw:frame draw:style-name="fr1" draw:name="Rámec12" text:anchor-type="page" text:anchor-page-number="23" svg:x="0cm" svg:y="0cm" svg:width="9.999cm" svg:height="9.999cm" draw:z-index="11">
        <draw:text-box>
          <text:h text:style-name="P1" text:outline-level="1">Alexander<text:span text:style-name="T1"> Kenneke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oat trip</text:p>
          <text:p text:style-name="P2">Mysterious number: 24</text:p>
        </draw:text-box>
      </draw:frame>
      <draw:frame draw:style-name="fr1" draw:name="Rámec13" text:anchor-type="page" text:anchor-page-number="25" svg:x="0cm" svg:y="0cm" svg:width="9.999cm" svg:height="9.999cm" draw:z-index="12">
        <draw:text-box>
          <text:h text:style-name="P1" text:outline-level="1">Willow<text:span text:style-name="T1"> Lafone </text:span></text:h>
          <text:p text:style-name="Standard">Lunch: Vegetarian</text:p>
          <text:p text:style-name="P2">Group: bus A</text:p>
          <text:p text:style-name="P2">Accomodation: Základní Škola</text:p>
          <text:p text:style-name="P2">Activity: boat trip</text:p>
          <text:p text:style-name="P2">Mysterious number: 25</text:p>
        </draw:text-box>
      </draw:frame>
      <draw:frame draw:style-name="fr1" draw:name="Rámec14" text:anchor-type="page" text:anchor-page-number="27" svg:x="0cm" svg:y="0cm" svg:width="9.999cm" svg:height="9.999cm" draw:z-index="13">
        <draw:text-box>
          <text:h text:style-name="P1" text:outline-level="1">Douglas<text:span text:style-name="T1"> Lovell </text:span></text:h>
          <text:p text:style-name="Standard">Lunch: ?</text:p>
          <text:p text:style-name="P2">Group: bus A</text:p>
          <text:p text:style-name="P2">Accomodation: Základní Škola</text:p>
          <text:p text:style-name="P2">Activity: ?</text:p>
          <text:p text:style-name="P2">Mysterious number: 27</text:p>
        </draw:text-box>
      </draw:frame>
      <draw:frame draw:style-name="fr1" draw:name="Rámec15" text:anchor-type="page" text:anchor-page-number="29" svg:x="0cm" svg:y="0cm" svg:width="9.999cm" svg:height="9.999cm" draw:z-index="14">
        <draw:text-box>
          <text:h text:style-name="P1" text:outline-level="1">Charles<text:span text:style-name="T1"> Lowe </text:span></text:h>
          <text:p text:style-name="Standard">Lunch: ?</text:p>
          <text:p text:style-name="P2">Group: bus A</text:p>
          <text:p text:style-name="P2">Accomodation: Základní Škola</text:p>
          <text:p text:style-name="P2">Activity: ?</text:p>
          <text:p text:style-name="P2">Mysterious number: 28</text:p>
        </draw:text-box>
      </draw:frame>
      <draw:frame draw:style-name="fr1" draw:name="Rámec16" text:anchor-type="page" text:anchor-page-number="31" svg:x="0cm" svg:y="0cm" svg:width="9.999cm" svg:height="9.999cm" draw:z-index="15">
        <draw:text-box>
          <text:h text:style-name="P1" text:outline-level="1">Brandon<text:span text:style-name="T1"> McDonald </text:span></text:h>
          <text:p text:style-name="Standard">Lunch: Líčka</text:p>
          <text:p text:style-name="P2">Group: bus A</text:p>
          <text:p text:style-name="P2">Accomodation: Základní Škola</text:p>
          <text:p text:style-name="P2">Activity: boat trip</text:p>
          <text:p text:style-name="P2">Mysterious number: 29</text:p>
        </draw:text-box>
      </draw:frame>
      <draw:frame draw:style-name="fr1" draw:name="Rámec17" text:anchor-type="page" text:anchor-page-number="33" svg:x="0cm" svg:y="0cm" svg:width="9.999cm" svg:height="9.999cm" draw:z-index="16">
        <draw:text-box>
          <text:h text:style-name="P1" text:outline-level="1">Terrence<text:span text:style-name="T1"> McNeill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individual</text:p>
          <text:p text:style-name="P2">Mysterious number: 30</text:p>
        </draw:text-box>
      </draw:frame>
      <draw:frame draw:style-name="fr1" draw:name="Rámec18" text:anchor-type="page" text:anchor-page-number="35" svg:x="0cm" svg:y="0cm" svg:width="9.999cm" svg:height="9.999cm" draw:z-index="17">
        <draw:text-box>
          <text:h text:style-name="P1" text:outline-level="1">Theresa<text:span text:style-name="T1"> Miner </text:span></text:h>
          <text:p text:style-name="Standard">Lunch: Rabbit</text:p>
          <text:p text:style-name="P2">Group: bus A</text:p>
          <text:p text:style-name="P2">Accomodation: Základní Škola</text:p>
          <text:p text:style-name="P2">Activity: individual</text:p>
          <text:p text:style-name="P2">Mysterious number: 31</text:p>
        </draw:text-box>
      </draw:frame>
      <draw:frame draw:style-name="fr1" draw:name="Rámec19" text:anchor-type="page" text:anchor-page-number="37" svg:x="0cm" svg:y="0cm" svg:width="9.999cm" svg:height="9.999cm" draw:z-index="18">
        <draw:text-box>
          <text:h text:style-name="P1" text:outline-level="1">Ashlee<text:span text:style-name="T1"> Moody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individual</text:p>
          <text:p text:style-name="P2">Mysterious number: 32</text:p>
        </draw:text-box>
      </draw:frame>
      <draw:frame draw:style-name="fr1" draw:name="Rámec20" text:anchor-type="page" text:anchor-page-number="39" svg:x="0cm" svg:y="0cm" svg:width="9.999cm" svg:height="9.999cm" draw:z-index="19">
        <draw:text-box>
          <text:h text:style-name="P1" text:outline-level="1">Emma<text:span text:style-name="T1"> Muller </text:span></text:h>
          <text:p text:style-name="Standard">Lunch: Rabbit</text:p>
          <text:p text:style-name="P2">Group: bus A</text:p>
          <text:p text:style-name="P2">Accomodation: Základní Škola</text:p>
          <text:p text:style-name="P2">Activity: individual</text:p>
          <text:p text:style-name="P2">Mysterious number: 34</text:p>
        </draw:text-box>
      </draw:frame>
      <draw:frame draw:style-name="fr1" draw:name="Rámec21" text:anchor-type="page" text:anchor-page-number="41" svg:x="0cm" svg:y="0cm" svg:width="9.999cm" svg:height="9.999cm" draw:z-index="20">
        <draw:text-box>
          <text:h text:style-name="P1" text:outline-level="1">Corey<text:span text:style-name="T1"> Myrick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oat trip</text:p>
          <text:p text:style-name="P2">Mysterious number: 35</text:p>
        </draw:text-box>
      </draw:frame>
      <draw:frame draw:style-name="fr1" draw:name="Rámec22" text:anchor-type="page" text:anchor-page-number="43" svg:x="0cm" svg:y="0cm" svg:width="9.999cm" svg:height="9.999cm" draw:z-index="21">
        <draw:text-box>
          <text:h text:style-name="P1" text:outline-level="1">Rachel<text:span text:style-name="T1"> Nagley </text:span></text:h>
          <text:p text:style-name="Standard">Lunch: Rabbit</text:p>
          <text:p text:style-name="P2">Group: bus A</text:p>
          <text:p text:style-name="P2">Accomodation: Základní Škola</text:p>
          <text:p text:style-name="P2">Activity: individual</text:p>
          <text:p text:style-name="P2">Mysterious number: 36</text:p>
        </draw:text-box>
      </draw:frame>
      <draw:frame draw:style-name="fr1" draw:name="Rámec23" text:anchor-type="page" text:anchor-page-number="45" svg:x="0cm" svg:y="0cm" svg:width="9.999cm" svg:height="9.999cm" draw:z-index="22">
        <draw:text-box>
          <text:h text:style-name="P1" text:outline-level="1">Amanda<text:span text:style-name="T1"> Nguyen </text:span></text:h>
          <text:p text:style-name="Standard">Lunch: Vegetarian</text:p>
          <text:p text:style-name="P2">Group: bus A</text:p>
          <text:p text:style-name="P2">Accomodation: Základní Škola</text:p>
          <text:p text:style-name="P2">Activity: boat trip</text:p>
          <text:p text:style-name="P2">Mysterious number: 37</text:p>
        </draw:text-box>
      </draw:frame>
      <draw:frame draw:style-name="fr1" draw:name="Rámec24" text:anchor-type="page" text:anchor-page-number="47" svg:x="0cm" svg:y="0cm" svg:width="9.999cm" svg:height="9.999cm" draw:z-index="23">
        <draw:text-box>
          <text:h text:style-name="P1" text:outline-level="1">Andrew<text:span text:style-name="T1"> Pessagno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individual</text:p>
          <text:p text:style-name="P2">Mysterious number: 38</text:p>
        </draw:text-box>
      </draw:frame>
      <draw:frame draw:style-name="fr1" draw:name="Rámec25" text:anchor-type="page" text:anchor-page-number="49" svg:x="0cm" svg:y="0cm" svg:width="9.999cm" svg:height="9.999cm" draw:z-index="24">
        <draw:text-box>
          <text:h text:style-name="P1" text:outline-level="1">Elizabeth<text:span text:style-name="T1"> Pinyan </text:span></text:h>
          <text:p text:style-name="Standard">Lunch: Líčka</text:p>
          <text:p text:style-name="P2">Group: bus A</text:p>
          <text:p text:style-name="P2">Accomodation: Základní Škola</text:p>
          <text:p text:style-name="P2">Activity: individual</text:p>
          <text:p text:style-name="P2">Mysterious number: 39</text:p>
        </draw:text-box>
      </draw:frame>
      <draw:frame draw:style-name="fr1" draw:name="Rámec26" text:anchor-type="page" text:anchor-page-number="51" svg:x="0cm" svg:y="0cm" svg:width="9.999cm" svg:height="9.999cm" draw:z-index="25">
        <draw:text-box>
          <text:h text:style-name="P1" text:outline-level="1">Lynsey<text:span text:style-name="T1"> Restaino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ike trip</text:p>
          <text:p text:style-name="P2">Mysterious number: 40</text:p>
        </draw:text-box>
      </draw:frame>
      <draw:frame draw:style-name="fr1" draw:name="Rámec27" text:anchor-type="page" text:anchor-page-number="53" svg:x="0cm" svg:y="0cm" svg:width="9.999cm" svg:height="9.999cm" draw:z-index="26">
        <draw:text-box>
          <text:h text:style-name="P1" text:outline-level="1">Laura<text:span text:style-name="T1"> Schreiber </text:span></text:h>
          <text:p text:style-name="Standard">Lunch: Rabbit</text:p>
          <text:p text:style-name="P2">Group: bus A</text:p>
          <text:p text:style-name="P2">Accomodation: Základní Škola</text:p>
          <text:p text:style-name="P2">Activity: individual</text:p>
          <text:p text:style-name="P2">Mysterious number: 41</text:p>
        </draw:text-box>
      </draw:frame>
      <draw:frame draw:style-name="fr1" draw:name="Rámec28" text:anchor-type="page" text:anchor-page-number="55" svg:x="0cm" svg:y="0cm" svg:width="9.999cm" svg:height="9.999cm" draw:z-index="27">
        <draw:text-box>
          <text:h text:style-name="P1" text:outline-level="1">Sarah<text:span text:style-name="T1"> Shively </text:span></text:h>
          <text:p text:style-name="Standard">Lunch: Rabbit</text:p>
          <text:p text:style-name="P2">Group: bus A</text:p>
          <text:p text:style-name="P2">Accomodation: Základní Škola</text:p>
          <text:p text:style-name="P2">Activity: bike trip</text:p>
          <text:p text:style-name="P2">Mysterious number: 43</text:p>
        </draw:text-box>
      </draw:frame>
      <draw:frame draw:style-name="fr1" draw:name="Rámec29" text:anchor-type="page" text:anchor-page-number="57" svg:x="0cm" svg:y="0cm" svg:width="9.999cm" svg:height="9.999cm" draw:z-index="28">
        <draw:text-box>
          <text:h text:style-name="P1" text:outline-level="1">Krista<text:span text:style-name="T1"> Smith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ike trip</text:p>
          <text:p text:style-name="P2">Mysterious number: 44</text:p>
        </draw:text-box>
      </draw:frame>
      <draw:frame draw:style-name="fr1" draw:name="Rámec30" text:anchor-type="page" text:anchor-page-number="59" svg:x="0cm" svg:y="0cm" svg:width="9.999cm" svg:height="9.999cm" draw:z-index="29">
        <draw:text-box>
          <text:h text:style-name="P1" text:outline-level="1">Savannah<text:span text:style-name="T1"> Soule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individual</text:p>
          <text:p text:style-name="P2">Mysterious number: 45</text:p>
        </draw:text-box>
      </draw:frame>
      <draw:frame draw:style-name="fr1" draw:name="Rámec31" text:anchor-type="page" text:anchor-page-number="61" svg:x="0cm" svg:y="0cm" svg:width="9.999cm" svg:height="9.999cm" draw:z-index="30">
        <draw:text-box>
          <text:h text:style-name="P1" text:outline-level="1">Madison<text:span text:style-name="T1"> Tart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bike trip</text:p>
          <text:p text:style-name="P2">Mysterious number: 47</text:p>
        </draw:text-box>
      </draw:frame>
      <draw:frame draw:style-name="fr1" draw:name="Rámec32" text:anchor-type="page" text:anchor-page-number="63" svg:x="0cm" svg:y="0cm" svg:width="9.999cm" svg:height="9.999cm" draw:z-index="31">
        <draw:text-box>
          <text:h text:style-name="P1" text:outline-level="1">Salonika<text:span text:style-name="T1"> Tiwari </text:span></text:h>
          <text:p text:style-name="Standard">Lunch: Vegetarian</text:p>
          <text:p text:style-name="P2">Group: bus A</text:p>
          <text:p text:style-name="P2">Accomodation: Základní Škola</text:p>
          <text:p text:style-name="P2">Activity: bike trip</text:p>
          <text:p text:style-name="P2">Mysterious number: 49</text:p>
        </draw:text-box>
      </draw:frame>
      <draw:frame draw:style-name="fr1" draw:name="Rámec33" text:anchor-type="page" text:anchor-page-number="65" svg:x="0cm" svg:y="0cm" svg:width="9.999cm" svg:height="9.999cm" draw:z-index="32">
        <draw:text-box>
          <text:h text:style-name="P1" text:outline-level="1">Jordan<text:span text:style-name="T1"> Voigt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individual</text:p>
          <text:p text:style-name="P2">Mysterious number: 52</text:p>
        </draw:text-box>
      </draw:frame>
      <draw:frame draw:style-name="fr1" draw:name="Rámec34" text:anchor-type="page" text:anchor-page-number="67" svg:x="0cm" svg:y="0cm" svg:width="9.999cm" svg:height="9.999cm" draw:z-index="33">
        <draw:text-box>
          <text:h text:style-name="P1" text:outline-level="1">Delphine<text:span text:style-name="T1"> Wang </text:span></text:h>
          <text:p text:style-name="Standard">Lunch: Rabbit</text:p>
          <text:p text:style-name="P2">Group: bus A</text:p>
          <text:p text:style-name="P2">Accomodation: Základní Škola</text:p>
          <text:p text:style-name="P2">Activity: boat trip</text:p>
          <text:p text:style-name="P2">Mysterious number: 53</text:p>
        </draw:text-box>
      </draw:frame>
      <draw:frame draw:style-name="fr1" draw:name="Rámec35" text:anchor-type="page" text:anchor-page-number="69" svg:x="0cm" svg:y="0cm" svg:width="9.999cm" svg:height="9.999cm" draw:z-index="34">
        <draw:text-box>
          <text:h text:style-name="P1" text:outline-level="1">Andrew<text:span text:style-name="T1"> Wiedner </text:span></text:h>
          <text:p text:style-name="Standard">Lunch: Svíčková</text:p>
          <text:p text:style-name="P2">Group: bus A</text:p>
          <text:p text:style-name="P2">Accomodation: Základní Škola</text:p>
          <text:p text:style-name="P2">Activity: individual</text:p>
          <text:p text:style-name="P2">Mysterious number: 54</text:p>
        </draw:text-box>
      </draw:frame>
      <draw:frame draw:style-name="fr1" draw:name="Rámec36" text:anchor-type="page" text:anchor-page-number="71" svg:x="0cm" svg:y="0cm" svg:width="9.999cm" svg:height="9.999cm" draw:z-index="35">
        <draw:text-box>
          <text:h text:style-name="P1" text:outline-level="1">Sophie<text:span text:style-name="T1"> Wiseman-Floyd </text:span></text:h>
          <text:p text:style-name="Standard">Lunch: Rabbit</text:p>
          <text:p text:style-name="P2">Group: bus A</text:p>
          <text:p text:style-name="P2">Accomodation: Základní Škola</text:p>
          <text:p text:style-name="P2">Activity: boat trip</text:p>
          <text:p text:style-name="P2">Mysterious number: 55</text:p>
        </draw:text-box>
      </draw:frame>
      <draw:frame draw:style-name="fr1" draw:name="Rámec37" text:anchor-type="page" text:anchor-page-number="73" svg:x="0cm" svg:y="0cm" svg:width="9.999cm" svg:height="9.999cm" draw:z-index="36">
        <draw:text-box>
          <text:h text:style-name="P1" text:outline-level="1">William<text:span text:style-name="T1"> Zahran </text:span></text:h>
          <text:p text:style-name="Standard">Lunch: Vegetarian</text:p>
          <text:p text:style-name="P2">Group: bus A</text:p>
          <text:p text:style-name="P2">Accomodation: Základní Škola</text:p>
          <text:p text:style-name="P2">Activity: individual</text:p>
          <text:p text:style-name="P2">Mysterious number: 56</text:p>
        </draw:text-box>
      </draw:frame>
      <draw:frame draw:style-name="fr1" draw:name="Rámec38" text:anchor-type="page" text:anchor-page-number="75" svg:x="0cm" svg:y="0cm" svg:width="9.999cm" svg:height="9.999cm" draw:z-index="37">
        <draw:text-box>
          <text:h text:style-name="P1" text:outline-level="1">Jakub<text:span text:style-name="T1"> Těšínský </text:span></text:h>
          <text:p text:style-name="Standard">Lunch: Líčka</text:p>
          <text:p text:style-name="P2">Group: bus A</text:p>
          <text:p text:style-name="P2">Accomodation: Zdravá kavárna</text:p>
          <text:p text:style-name="P2">Activity: bike trip</text:p>
          <text:p text:style-name="P2">Mysterious number: 86</text:p>
        </draw:text-box>
      </draw:frame>
      <draw:frame draw:style-name="fr1" draw:name="Rámec39" text:anchor-type="page" text:anchor-page-number="77" svg:x="0cm" svg:y="0cm" svg:width="9.999cm" svg:height="9.999cm" draw:z-index="38">
        <draw:text-box>
          <text:h text:style-name="P1" text:outline-level="1">Sarah<text:span text:style-name="T1"> Albright </text:span></text:h>
          <text:p text:style-name="Standard">Lunch: Svíčková</text:p>
          <text:p text:style-name="P2">Group: Bus ?</text:p>
          <text:p text:style-name="P2">Accomodation: </text:p>
          <text:p text:style-name="P2">Activity: boat trip</text:p>
          <text:p text:style-name="P2">Mysterious number: 1</text:p>
        </draw:text-box>
      </draw:frame>
      <draw:frame draw:style-name="fr1" draw:name="Rámec40" text:anchor-type="page" text:anchor-page-number="79" svg:x="0cm" svg:y="0cm" svg:width="9.999cm" svg:height="9.999cm" draw:z-index="39">
        <draw:text-box>
          <text:h text:style-name="P1" text:outline-level="1">Katelyn<text:span text:style-name="T1"> Auger </text:span></text:h>
          <text:p text:style-name="Standard">Lunch: Rabbit</text:p>
          <text:p text:style-name="P2">Group: Bus ?</text:p>
          <text:p text:style-name="P2">Accomodation: </text:p>
          <text:p text:style-name="P2">Activity: boat trip</text:p>
          <text:p text:style-name="P2">Mysterious number: 3</text:p>
        </draw:text-box>
      </draw:frame>
      <draw:frame draw:style-name="fr1" draw:name="Rámec41" text:anchor-type="page" text:anchor-page-number="81" svg:x="0cm" svg:y="0cm" svg:width="9.999cm" svg:height="9.999cm" draw:z-index="40">
        <draw:text-box>
          <text:h text:style-name="P1" text:outline-level="1">Kerrigan<text:span text:style-name="T1"> Barrington </text:span></text:h>
          <text:p text:style-name="Standard">Lunch: Rabbit</text:p>
          <text:p text:style-name="P2">Group: Bus ?</text:p>
          <text:p text:style-name="P2">Accomodation: </text:p>
          <text:p text:style-name="P2">Activity: boat trip</text:p>
          <text:p text:style-name="P2">Mysterious number: 7</text:p>
        </draw:text-box>
      </draw:frame>
      <draw:frame draw:style-name="fr1" draw:name="Rámec42" text:anchor-type="page" text:anchor-page-number="83" svg:x="0cm" svg:y="0cm" svg:width="9.999cm" svg:height="9.999cm" draw:z-index="41">
        <draw:text-box>
          <text:h text:style-name="P1" text:outline-level="1">Owen<text:span text:style-name="T1"> Berg </text:span></text:h>
          <text:p text:style-name="Standard">Lunch: Rabbit</text:p>
          <text:p text:style-name="P2">Group: Bus ?</text:p>
          <text:p text:style-name="P2">Accomodation: </text:p>
          <text:p text:style-name="P2">Activity: boat trip</text:p>
          <text:p text:style-name="P2">Mysterious number: 8</text:p>
        </draw:text-box>
      </draw:frame>
      <draw:frame draw:style-name="fr1" draw:name="Rámec43" text:anchor-type="page" text:anchor-page-number="85" svg:x="0cm" svg:y="0cm" svg:width="9.999cm" svg:height="9.999cm" draw:z-index="42">
        <draw:text-box>
          <text:h text:style-name="P1" text:outline-level="1">Grace<text:span text:style-name="T1"> Bilbao </text:span></text:h>
          <text:p text:style-name="Standard">Lunch: Svíčková</text:p>
          <text:p text:style-name="P2">Group: Bus ?</text:p>
          <text:p text:style-name="P2">Accomodation: </text:p>
          <text:p text:style-name="P2">Activity: boat trip</text:p>
          <text:p text:style-name="P2">Mysterious number: 9</text:p>
        </draw:text-box>
      </draw:frame>
      <draw:frame draw:style-name="fr1" draw:name="Rámec44" text:anchor-type="page" text:anchor-page-number="87" svg:x="0cm" svg:y="0cm" svg:width="9.999cm" svg:height="9.999cm" draw:z-index="43">
        <draw:text-box>
          <text:h text:style-name="P1" text:outline-level="1">Hannah<text:span text:style-name="T1"> Broders </text:span></text:h>
          <text:p text:style-name="Standard">Lunch: Líčka</text:p>
          <text:p text:style-name="P2">Group: Bus ?</text:p>
          <text:p text:style-name="P2">Accomodation: </text:p>
          <text:p text:style-name="P2">Activity: bike trip</text:p>
          <text:p text:style-name="P2">Mysterious number: 11</text:p>
        </draw:text-box>
      </draw:frame>
      <draw:frame draw:style-name="fr1" draw:name="Rámec45" text:anchor-type="page" text:anchor-page-number="89" svg:x="0cm" svg:y="0cm" svg:width="9.999cm" svg:height="9.999cm" draw:z-index="44">
        <draw:text-box>
          <text:h text:style-name="P1" text:outline-level="1">Sophia<text:span text:style-name="T1"> Carpenter </text:span></text:h>
          <text:p text:style-name="Standard">Lunch: no lunch</text:p>
          <text:p text:style-name="P2">Group: Bus ?</text:p>
          <text:p text:style-name="P2">Accomodation: </text:p>
          <text:p text:style-name="P2">Activity: boat trip</text:p>
          <text:p text:style-name="P2">Mysterious number: 12</text:p>
        </draw:text-box>
      </draw:frame>
      <draw:frame draw:style-name="fr1" draw:name="Rámec46" text:anchor-type="page" text:anchor-page-number="91" svg:x="0cm" svg:y="0cm" svg:width="9.999cm" svg:height="9.999cm" draw:z-index="45">
        <draw:text-box>
          <text:h text:style-name="P1" text:outline-level="1">Christian<text:span text:style-name="T1"> Fuda </text:span></text:h>
          <text:p text:style-name="Standard">Lunch: Rabbit</text:p>
          <text:p text:style-name="P2">Group: Bus ?</text:p>
          <text:p text:style-name="P2">Accomodation: </text:p>
          <text:p text:style-name="P2">Activity: individual</text:p>
          <text:p text:style-name="P2">Mysterious number: 17</text:p>
        </draw:text-box>
      </draw:frame>
      <draw:frame draw:style-name="fr1" draw:name="Rámec47" text:anchor-type="page" text:anchor-page-number="93" svg:x="0cm" svg:y="0cm" svg:width="9.999cm" svg:height="9.999cm" draw:z-index="46">
        <draw:text-box>
          <text:h text:style-name="P1" text:outline-level="1">Elizabeth<text:span text:style-name="T1"> Galanti </text:span></text:h>
          <text:p text:style-name="Standard">Lunch: Vegetarian</text:p>
          <text:p text:style-name="P2">Group: Bus ?</text:p>
          <text:p text:style-name="P2">Accomodation: </text:p>
          <text:p text:style-name="P2">Activity: bike trip</text:p>
          <text:p text:style-name="P2">Mysterious number: 18</text:p>
        </draw:text-box>
      </draw:frame>
      <draw:frame draw:style-name="fr1" draw:name="Rámec48" text:anchor-type="page" text:anchor-page-number="95" svg:x="0cm" svg:y="0cm" svg:width="9.999cm" svg:height="9.999cm" draw:z-index="47">
        <draw:text-box>
          <text:h text:style-name="P1" text:outline-level="1">Lilah<text:span text:style-name="T1"> Halbkat </text:span></text:h>
          <text:p text:style-name="Standard">Lunch: Rabbit</text:p>
          <text:p text:style-name="P2">Group: Bus ?</text:p>
          <text:p text:style-name="P2">Accomodation: </text:p>
          <text:p text:style-name="P2">Activity: boat trip</text:p>
          <text:p text:style-name="P2">Mysterious number: 19</text:p>
        </draw:text-box>
      </draw:frame>
      <draw:frame draw:style-name="fr1" draw:name="Rámec49" text:anchor-type="page" text:anchor-page-number="97" svg:x="0cm" svg:y="0cm" svg:width="9.999cm" svg:height="9.999cm" draw:z-index="48">
        <draw:text-box>
          <text:h text:style-name="P1" text:outline-level="1">Victoria<text:span text:style-name="T1"> Hancock </text:span></text:h>
          <text:p text:style-name="Standard">Lunch: Rabbit</text:p>
          <text:p text:style-name="P2">Group: Bus ?</text:p>
          <text:p text:style-name="P2">Accomodation: </text:p>
          <text:p text:style-name="P2">Activity: boat trip</text:p>
          <text:p text:style-name="P2">Mysterious number: 21</text:p>
        </draw:text-box>
      </draw:frame>
      <draw:frame draw:style-name="fr1" draw:name="Rámec50" text:anchor-type="page" text:anchor-page-number="99" svg:x="0cm" svg:y="0cm" svg:width="9.999cm" svg:height="9.999cm" draw:z-index="49">
        <draw:text-box>
          <text:h text:style-name="P1" text:outline-level="1">Mark<text:span text:style-name="T1"> Hove </text:span></text:h>
          <text:p text:style-name="Standard">Lunch: ?</text:p>
          <text:p text:style-name="P2">Group: Bus ?</text:p>
          <text:p text:style-name="P2">Accomodation: </text:p>
          <text:p text:style-name="P2">Activity: ?</text:p>
          <text:p text:style-name="P2">Mysterious number: 22</text:p>
        </draw:text-box>
      </draw:frame>
      <draw:frame draw:style-name="fr1" draw:name="Rámec51" text:anchor-type="page" text:anchor-page-number="101" svg:x="0cm" svg:y="0cm" svg:width="9.999cm" svg:height="9.999cm" draw:z-index="50">
        <draw:text-box>
          <text:h text:style-name="P1" text:outline-level="1">Virginia<text:span text:style-name="T1"> Li </text:span></text:h>
          <text:p text:style-name="Standard">Lunch: Líčka</text:p>
          <text:p text:style-name="P2">Group: Bus ?</text:p>
          <text:p text:style-name="P2">Accomodation: </text:p>
          <text:p text:style-name="P2">Activity: individual</text:p>
          <text:p text:style-name="P2">Mysterious number: 26</text:p>
        </draw:text-box>
      </draw:frame>
      <draw:frame draw:style-name="fr1" draw:name="Rámec52" text:anchor-type="page" text:anchor-page-number="103" svg:x="0cm" svg:y="0cm" svg:width="9.999cm" svg:height="9.999cm" draw:z-index="51">
        <draw:text-box>
          <text:h text:style-name="P1" text:outline-level="1">Harry<text:span text:style-name="T1"> Moore </text:span></text:h>
          <text:p text:style-name="Standard">Lunch: Svíčková</text:p>
          <text:p text:style-name="P2">Group: Bus ?</text:p>
          <text:p text:style-name="P2">Accomodation: </text:p>
          <text:p text:style-name="P2">Activity: individual</text:p>
          <text:p text:style-name="P2">Mysterious number: 33</text:p>
        </draw:text-box>
      </draw:frame>
      <draw:frame draw:style-name="fr1" draw:name="Rámec53" text:anchor-type="page" text:anchor-page-number="105" svg:x="0cm" svg:y="0cm" svg:width="9.999cm" svg:height="9.999cm" draw:z-index="52">
        <draw:text-box>
          <text:h text:style-name="P1" text:outline-level="1">Emily<text:span text:style-name="T1"> Semba </text:span></text:h>
          <text:p text:style-name="Standard">Lunch: no lunch</text:p>
          <text:p text:style-name="P2">Group: Bus ?</text:p>
          <text:p text:style-name="P2">Accomodation: </text:p>
          <text:p text:style-name="P2">Activity: individual</text:p>
          <text:p text:style-name="P2">Mysterious number: 42</text:p>
        </draw:text-box>
      </draw:frame>
      <draw:frame draw:style-name="fr1" draw:name="Rámec54" text:anchor-type="page" text:anchor-page-number="107" svg:x="0cm" svg:y="0cm" svg:width="9.999cm" svg:height="9.999cm" draw:z-index="53">
        <draw:text-box>
          <text:h text:style-name="P1" text:outline-level="1">Jessica<text:span text:style-name="T1"> Swanson </text:span></text:h>
          <text:p text:style-name="Standard">Lunch: Svíčková</text:p>
          <text:p text:style-name="P2">Group: Bus ?</text:p>
          <text:p text:style-name="P2">Accomodation: </text:p>
          <text:p text:style-name="P2">Activity: individual</text:p>
          <text:p text:style-name="P2">Mysterious number: 46</text:p>
        </draw:text-box>
      </draw:frame>
      <draw:frame draw:style-name="fr1" draw:name="Rámec55" text:anchor-type="page" text:anchor-page-number="109" svg:x="0cm" svg:y="0cm" svg:width="9.999cm" svg:height="9.999cm" draw:z-index="54">
        <draw:text-box>
          <text:h text:style-name="P1" text:outline-level="1">Jacob<text:span text:style-name="T1"> Tennyson </text:span></text:h>
          <text:p text:style-name="Standard">Lunch: Rabbit</text:p>
          <text:p text:style-name="P2">Group: Bus ?</text:p>
          <text:p text:style-name="P2">Accomodation: </text:p>
          <text:p text:style-name="P2">Activity: boat trip</text:p>
          <text:p text:style-name="P2">Mysterious number: 48</text:p>
        </draw:text-box>
      </draw:frame>
      <draw:frame draw:style-name="fr1" draw:name="Rámec56" text:anchor-type="page" text:anchor-page-number="111" svg:x="0cm" svg:y="0cm" svg:width="9.999cm" svg:height="9.999cm" draw:z-index="55">
        <draw:text-box>
          <text:h text:style-name="P1" text:outline-level="1">Lotte<text:span text:style-name="T1"> Van Miegroet </text:span></text:h>
          <text:p text:style-name="Standard">Lunch: Rabbit</text:p>
          <text:p text:style-name="P2">Group: Bus ?</text:p>
          <text:p text:style-name="P2">Accomodation: </text:p>
          <text:p text:style-name="P2">Activity: individual</text:p>
          <text:p text:style-name="P2">Mysterious number: 50</text:p>
        </draw:text-box>
      </draw:frame>
      <draw:frame draw:style-name="fr1" draw:name="Rámec57" text:anchor-type="page" text:anchor-page-number="113" svg:x="0cm" svg:y="0cm" svg:width="9.999cm" svg:height="9.999cm" draw:z-index="56">
        <draw:text-box>
          <text:h text:style-name="P1" text:outline-level="1">Marena<text:span text:style-name="T1"> Anderson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individual</text:p>
          <text:p text:style-name="P2">Mysterious number: 57</text:p>
        </draw:text-box>
      </draw:frame>
      <draw:frame draw:style-name="fr1" draw:name="Rámec58" text:anchor-type="page" text:anchor-page-number="115" svg:x="0cm" svg:y="0cm" svg:width="9.999cm" svg:height="9.999cm" draw:z-index="57">
        <draw:text-box>
          <text:h text:style-name="P1" text:outline-level="1">Matthew<text:span text:style-name="T1"> Ball </text:span></text:h>
          <text:p text:style-name="Standard">Lunch: Rabbit</text:p>
          <text:p text:style-name="P2">Group: bus B</text:p>
          <text:p text:style-name="P2">Accomodation: Kiwi - U Havranů</text:p>
          <text:p text:style-name="P2">Activity: individual</text:p>
          <text:p text:style-name="P2">Mysterious number: 58</text:p>
        </draw:text-box>
      </draw:frame>
      <draw:frame draw:style-name="fr1" draw:name="Rámec59" text:anchor-type="page" text:anchor-page-number="117" svg:x="0cm" svg:y="0cm" svg:width="9.999cm" svg:height="9.999cm" draw:z-index="58">
        <draw:text-box>
          <text:h text:style-name="P1" text:outline-level="1">Daniel<text:span text:style-name="T1"> Coble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?</text:p>
          <text:p text:style-name="P2">Mysterious number: 59</text:p>
        </draw:text-box>
      </draw:frame>
      <draw:frame draw:style-name="fr1" draw:name="Rámec60" text:anchor-type="page" text:anchor-page-number="119" svg:x="0cm" svg:y="0cm" svg:width="9.999cm" svg:height="9.999cm" draw:z-index="59">
        <draw:text-box>
          <text:h text:style-name="P1" text:outline-level="1">Lauren<text:span text:style-name="T1"> Forbis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boat trip</text:p>
          <text:p text:style-name="P2">Mysterious number: 60</text:p>
        </draw:text-box>
      </draw:frame>
      <draw:frame draw:style-name="fr1" draw:name="Rámec61" text:anchor-type="page" text:anchor-page-number="121" svg:x="0cm" svg:y="0cm" svg:width="9.999cm" svg:height="9.999cm" draw:z-index="60">
        <draw:text-box>
          <text:h text:style-name="P1" text:outline-level="1">John-Mark<text:span text:style-name="T1"> Hales </text:span></text:h>
          <text:p text:style-name="Standard">Lunch: ?</text:p>
          <text:p text:style-name="P2">Group: bus B</text:p>
          <text:p text:style-name="P2">Accomodation: individial</text:p>
          <text:p text:style-name="P2">Activity: ?</text:p>
          <text:p text:style-name="P2">Mysterious number: 61</text:p>
        </draw:text-box>
      </draw:frame>
      <draw:frame draw:style-name="fr1" draw:name="Rámec62" text:anchor-type="page" text:anchor-page-number="123" svg:x="0cm" svg:y="0cm" svg:width="9.999cm" svg:height="9.999cm" draw:z-index="61">
        <draw:text-box>
          <text:h text:style-name="P1" text:outline-level="1">Clayton<text:span text:style-name="T1"> Hudson </text:span></text:h>
          <text:p text:style-name="Standard">Lunch: Rabbit</text:p>
          <text:p text:style-name="P2">Group: bus B</text:p>
          <text:p text:style-name="P2">Accomodation: Kiwi - U Havranů</text:p>
          <text:p text:style-name="P2">Activity: individual</text:p>
          <text:p text:style-name="P2">Mysterious number: 62</text:p>
        </draw:text-box>
      </draw:frame>
      <draw:frame draw:style-name="fr1" draw:name="Rámec63" text:anchor-type="page" text:anchor-page-number="125" svg:x="0cm" svg:y="0cm" svg:width="9.999cm" svg:height="9.999cm" draw:z-index="62">
        <draw:text-box>
          <text:h text:style-name="P1" text:outline-level="1">James<text:span text:style-name="T1"> Jackson </text:span></text:h>
          <text:p text:style-name="Standard">Lunch: Líčka</text:p>
          <text:p text:style-name="P2">Group: bus B</text:p>
          <text:p text:style-name="P2">Accomodation: Kiwi - U Havranů</text:p>
          <text:p text:style-name="P2">Activity: bike trip</text:p>
          <text:p text:style-name="P2">Mysterious number: 63</text:p>
        </draw:text-box>
      </draw:frame>
      <draw:frame draw:style-name="fr1" draw:name="Rámec64" text:anchor-type="page" text:anchor-page-number="127" svg:x="0cm" svg:y="0cm" svg:width="9.999cm" svg:height="9.999cm" draw:z-index="63">
        <draw:text-box>
          <text:h text:style-name="P1" text:outline-level="1">Jacob<text:span text:style-name="T1"> Jerrett </text:span></text:h>
          <text:p text:style-name="Standard">Lunch: Svíčková / anything</text:p>
          <text:p text:style-name="P2">Group: bus B</text:p>
          <text:p text:style-name="P2">Accomodation: Kiwi - U Havranů</text:p>
          <text:p text:style-name="P2">Activity: boat trip</text:p>
          <text:p text:style-name="P2">Mysterious number: 64</text:p>
        </draw:text-box>
      </draw:frame>
      <draw:frame draw:style-name="fr1" draw:name="Rámec65" text:anchor-type="page" text:anchor-page-number="129" svg:x="0cm" svg:y="0cm" svg:width="9.999cm" svg:height="9.999cm" draw:z-index="64">
        <draw:text-box>
          <text:h text:style-name="P1" text:outline-level="1">Ethan<text:span text:style-name="T1"> Johns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individual</text:p>
          <text:p text:style-name="P2">Mysterious number: 65</text:p>
        </draw:text-box>
      </draw:frame>
      <draw:frame draw:style-name="fr1" draw:name="Rámec66" text:anchor-type="page" text:anchor-page-number="131" svg:x="0cm" svg:y="0cm" svg:width="9.999cm" svg:height="9.999cm" draw:z-index="65">
        <draw:text-box>
          <text:h text:style-name="P1" text:outline-level="1">Derek<text:span text:style-name="T1"> Kromer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boat trip</text:p>
          <text:p text:style-name="P2">Mysterious number: 66</text:p>
        </draw:text-box>
      </draw:frame>
      <draw:frame draw:style-name="fr1" draw:name="Rámec67" text:anchor-type="page" text:anchor-page-number="133" svg:x="0cm" svg:y="0cm" svg:width="9.999cm" svg:height="9.999cm" draw:z-index="66">
        <draw:text-box>
          <text:h text:style-name="P1" text:outline-level="1">Francis<text:span text:style-name="T1"> Kuczkowski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boat trip</text:p>
          <text:p text:style-name="P2">Mysterious number: 67</text:p>
        </draw:text-box>
      </draw:frame>
      <draw:frame draw:style-name="fr1" draw:name="Rámec68" text:anchor-type="page" text:anchor-page-number="135" svg:x="0cm" svg:y="0cm" svg:width="9.999cm" svg:height="9.999cm" draw:z-index="67">
        <draw:text-box>
          <text:h text:style-name="P1" text:outline-level="1">Daniel<text:span text:style-name="T1"> Liebman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boat trip</text:p>
          <text:p text:style-name="P2">Mysterious number: 68</text:p>
        </draw:text-box>
      </draw:frame>
      <draw:frame draw:style-name="fr1" draw:name="Rámec69" text:anchor-type="page" text:anchor-page-number="137" svg:x="0cm" svg:y="0cm" svg:width="9.999cm" svg:height="9.999cm" draw:z-index="68">
        <draw:text-box>
          <text:h text:style-name="P1" text:outline-level="1">Kathryn<text:span text:style-name="T1"> Lloyd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individual</text:p>
          <text:p text:style-name="P2">Mysterious number: 69</text:p>
        </draw:text-box>
      </draw:frame>
      <draw:frame draw:style-name="fr1" draw:name="Rámec70" text:anchor-type="page" text:anchor-page-number="139" svg:x="0cm" svg:y="0cm" svg:width="9.999cm" svg:height="9.999cm" draw:z-index="69">
        <draw:text-box>
          <text:h text:style-name="P1" text:outline-level="1">Samuel<text:span text:style-name="T1"> LoDebole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boat trip</text:p>
          <text:p text:style-name="P2">Mysterious number: 70</text:p>
        </draw:text-box>
      </draw:frame>
      <draw:frame draw:style-name="fr1" draw:name="Rámec71" text:anchor-type="page" text:anchor-page-number="141" svg:x="0cm" svg:y="0cm" svg:width="9.999cm" svg:height="9.999cm" draw:z-index="70">
        <draw:text-box>
          <text:h text:style-name="P1" text:outline-level="1">Jonathan<text:span text:style-name="T1"> Mills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boat trip</text:p>
          <text:p text:style-name="P2">Mysterious number: 71</text:p>
        </draw:text-box>
      </draw:frame>
      <draw:frame draw:style-name="fr1" draw:name="Rámec72" text:anchor-type="page" text:anchor-page-number="143" svg:x="0cm" svg:y="0cm" svg:width="9.999cm" svg:height="9.999cm" draw:z-index="71">
        <draw:text-box>
          <text:h text:style-name="P1" text:outline-level="1">Dereck<text:span text:style-name="T1"> Newman </text:span></text:h>
          <text:p text:style-name="Standard">Lunch: Rabbit</text:p>
          <text:p text:style-name="P2">Group: bus B</text:p>
          <text:p text:style-name="P2">Accomodation: Kiwi - U Havranů</text:p>
          <text:p text:style-name="P2">Activity: boat trip</text:p>
          <text:p text:style-name="P2">Mysterious number: 72</text:p>
        </draw:text-box>
      </draw:frame>
      <draw:frame draw:style-name="fr1" draw:name="Rámec73" text:anchor-type="page" text:anchor-page-number="145" svg:x="0cm" svg:y="0cm" svg:width="9.999cm" svg:height="9.999cm" draw:z-index="72">
        <draw:text-box>
          <text:h text:style-name="P1" text:outline-level="1">Victoria<text:span text:style-name="T1"> Riege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individual</text:p>
          <text:p text:style-name="P2">Mysterious number: 73</text:p>
        </draw:text-box>
      </draw:frame>
      <draw:frame draw:style-name="fr1" draw:name="Rámec74" text:anchor-type="page" text:anchor-page-number="147" svg:x="0cm" svg:y="0cm" svg:width="9.999cm" svg:height="9.999cm" draw:z-index="73">
        <draw:text-box>
          <text:h text:style-name="P1" text:outline-level="1">Carter<text:span text:style-name="T1"> Rucker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boat trip</text:p>
          <text:p text:style-name="P2">Mysterious number: 74</text:p>
        </draw:text-box>
      </draw:frame>
      <draw:frame draw:style-name="fr1" draw:name="Rámec75" text:anchor-type="page" text:anchor-page-number="149" svg:x="0cm" svg:y="0cm" svg:width="9.999cm" svg:height="9.999cm" draw:z-index="74">
        <draw:text-box>
          <text:h text:style-name="P1" text:outline-level="1">Morgan<text:span text:style-name="T1"> Sanchez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individual</text:p>
          <text:p text:style-name="P2">Mysterious number: 75</text:p>
        </draw:text-box>
      </draw:frame>
      <draw:frame draw:style-name="fr1" draw:name="Rámec76" text:anchor-type="page" text:anchor-page-number="151" svg:x="0cm" svg:y="0cm" svg:width="9.999cm" svg:height="9.999cm" draw:z-index="75">
        <draw:text-box>
          <text:h text:style-name="P1" text:outline-level="1">Zachary<text:span text:style-name="T1"> Shurow </text:span></text:h>
          <text:p text:style-name="Standard">Lunch: Rabbit</text:p>
          <text:p text:style-name="P2">Group: bus B</text:p>
          <text:p text:style-name="P2">Accomodation: Kiwi - U Havranů</text:p>
          <text:p text:style-name="P2">Activity: individual</text:p>
          <text:p text:style-name="P2">Mysterious number: 76</text:p>
        </draw:text-box>
      </draw:frame>
      <draw:frame draw:style-name="fr1" draw:name="Rámec77" text:anchor-type="page" text:anchor-page-number="153" svg:x="0cm" svg:y="0cm" svg:width="9.999cm" svg:height="9.999cm" draw:z-index="76">
        <draw:text-box>
          <text:h text:style-name="P1" text:outline-level="1">Jimmy<text:span text:style-name="T1"> Tabet </text:span></text:h>
          <text:p text:style-name="Standard">Lunch: Líčka</text:p>
          <text:p text:style-name="P2">Group: bus B</text:p>
          <text:p text:style-name="P2">Accomodation: Kiwi - U Havranů</text:p>
          <text:p text:style-name="P2">Activity: individual</text:p>
          <text:p text:style-name="P2">Mysterious number: 77</text:p>
        </draw:text-box>
      </draw:frame>
      <draw:frame draw:style-name="fr1" draw:name="Rámec78" text:anchor-type="page" text:anchor-page-number="155" svg:x="0cm" svg:y="0cm" svg:width="9.999cm" svg:height="9.999cm" draw:z-index="77">
        <draw:text-box>
          <text:h text:style-name="P1" text:outline-level="1">Jennifer<text:span text:style-name="T1"> Vaughn </text:span></text:h>
          <text:p text:style-name="Standard">Lunch: no lunch</text:p>
          <text:p text:style-name="P2">Group: bus B</text:p>
          <text:p text:style-name="P2">Accomodation: Kiwi - U Havranů</text:p>
          <text:p text:style-name="P2">Activity: individual</text:p>
          <text:p text:style-name="P2">Mysterious number: 78</text:p>
        </draw:text-box>
      </draw:frame>
      <draw:frame draw:style-name="fr1" draw:name="Rámec79" text:anchor-type="page" text:anchor-page-number="157" svg:x="0cm" svg:y="0cm" svg:width="9.999cm" svg:height="9.999cm" draw:z-index="78">
        <draw:text-box>
          <text:h text:style-name="P1" text:outline-level="1">Caroline<text:span text:style-name="T1"> West </text:span></text:h>
          <text:p text:style-name="Standard">Lunch: Rabbit</text:p>
          <text:p text:style-name="P2">Group: bus B</text:p>
          <text:p text:style-name="P2">Accomodation: Kiwi - U Havranů</text:p>
          <text:p text:style-name="P2">Activity: boat trip</text:p>
          <text:p text:style-name="P2">Mysterious number: 79</text:p>
        </draw:text-box>
      </draw:frame>
      <draw:frame draw:style-name="fr1" draw:name="Rámec80" text:anchor-type="page" text:anchor-page-number="159" svg:x="0cm" svg:y="0cm" svg:width="9.999cm" svg:height="9.999cm" draw:z-index="79">
        <draw:text-box>
          <text:h text:style-name="P1" text:outline-level="1">Benjamin<text:span text:style-name="T1"> Wibbens </text:span></text:h>
          <text:p text:style-name="Standard">Lunch: Svíčková</text:p>
          <text:p text:style-name="P2">Group: bus B</text:p>
          <text:p text:style-name="P2">Accomodation: Kiwi - U Havranů</text:p>
          <text:p text:style-name="P2">Activity: individual</text:p>
          <text:p text:style-name="P2">Mysterious number: 80</text:p>
        </draw:text-box>
      </draw:frame>
      <draw:frame draw:style-name="fr1" draw:name="Rámec81" text:anchor-type="page" text:anchor-page-number="161" svg:x="0cm" svg:y="0cm" svg:width="9.999cm" svg:height="9.999cm" draw:z-index="80">
        <draw:text-box>
          <text:h text:style-name="P1" text:outline-level="1">William<text:span text:style-name="T1"> Rasdorf </text:span></text:h>
          <text:p text:style-name="Standard">Lunch: ?</text:p>
          <text:p text:style-name="P2">Group: bus B</text:p>
          <text:p text:style-name="P2">Accomodation: Niké</text:p>
          <text:p text:style-name="P2">Activity: ?</text:p>
          <text:p text:style-name="P2">Mysterious number: 81</text:p>
        </draw:text-box>
      </draw:frame>
      <draw:frame draw:style-name="fr1" draw:name="Rámec82" text:anchor-type="page" text:anchor-page-number="163" svg:x="0cm" svg:y="0cm" svg:width="9.999cm" svg:height="9.999cm" draw:z-index="81">
        <draw:text-box>
          <text:h text:style-name="P1" text:outline-level="1">Daniel<text:span text:style-name="T1"> Finley </text:span></text:h>
          <text:p text:style-name="Standard">Lunch: ?</text:p>
          <text:p text:style-name="P2">Group: bus B</text:p>
          <text:p text:style-name="P2">Accomodation: Kiwi - U Havranů</text:p>
          <text:p text:style-name="P2">Activity: ?</text:p>
          <text:p text:style-name="P2">Mysterious number: 82</text:p>
        </draw:text-box>
      </draw:frame>
      <draw:frame draw:style-name="fr1" draw:name="Rámec83" text:anchor-type="page" text:anchor-page-number="165" svg:x="0cm" svg:y="0cm" svg:width="9.999cm" svg:height="9.999cm" draw:z-index="82">
        <draw:text-box>
          <text:h text:style-name="P1" text:outline-level="1">Steven<text:span text:style-name="T1"> Welton </text:span></text:h>
          <text:p text:style-name="Standard">Lunch: ?</text:p>
          <text:p text:style-name="P2">Group: bus B</text:p>
          <text:p text:style-name="P2">Accomodation: Základní Škola</text:p>
          <text:p text:style-name="P2">Activity: ?</text:p>
          <text:p text:style-name="P2">Mysterious number: 83</text:p>
        </draw:text-box>
      </draw:frame>
      <draw:frame draw:style-name="fr1" draw:name="Rámec84" text:anchor-type="page" text:anchor-page-number="167" svg:x="0cm" svg:y="0cm" svg:width="9.999cm" svg:height="9.999cm" draw:z-index="83">
        <draw:text-box>
          <text:h text:style-name="P1" text:outline-level="1">Hana<text:span text:style-name="T1"> Chaloupková </text:span></text:h>
          <text:p text:style-name="Standard">Lunch: Vegetarian</text:p>
          <text:p text:style-name="P2">Group: bus B</text:p>
          <text:p text:style-name="P2">Accomodation: Réva</text:p>
          <text:p text:style-name="P2">Activity: boat trip</text:p>
          <text:p text:style-name="P2">Mysterious number: 85</text:p>
        </draw:text-box>
      </draw:frame>
      <draw:frame draw:style-name="fr1" draw:name="Rámec85" text:anchor-type="page" text:anchor-page-number="169" svg:x="0cm" svg:y="0cm" svg:width="9.999cm" svg:height="9.999cm" draw:z-index="84">
        <draw:text-box>
          <text:h text:style-name="P1" text:outline-level="1">Alan<text:span text:style-name="T1"> <text:s/></text:span></text:h>
          <text:p text:style-name="Standard">Lunch: </text:p>
          <text:p text:style-name="P2">Group: bus B</text:p>
          <text:p text:style-name="P2">Accomodation: Réva</text:p>
          <text:p text:style-name="P2">Activity: boat trip</text:p>
          <text:p text:style-name="P2">Mysterious number: 87</text:p>
        </draw:text-box>
      </draw:frame>
      <draw:frame draw:style-name="fr1" draw:name="Rámec86" text:anchor-type="page" text:anchor-page-number="171" svg:x="0cm" svg:y="0cm" svg:width="9.999cm" svg:height="9.999cm" draw:z-index="85">
        <draw:text-box>
          <text:h text:style-name="P1" text:outline-level="1">daugter<text:span text:style-name="T1"> Rasdorf </text:span></text:h>
          <text:p text:style-name="Standard">Lunch: </text:p>
          <text:p text:style-name="P2">Group: bus B</text:p>
          <text:p text:style-name="P2">Accomodation: Niké</text:p>
          <text:p text:style-name="P2">Activity: ?</text:p>
          <text:p text:style-name="P2">Mysterious number: 88</text:p>
        </draw:text-box>
      </draw:frame>
      <draw:frame draw:style-name="fr1" draw:name="Rámec87" text:anchor-type="page" text:anchor-page-number="173" svg:x="0cm" svg:y="0cm" svg:width="9.999cm" svg:height="9.999cm" draw:z-index="86">
        <draw:text-box>
          <text:h text:style-name="P1" text:outline-level="1">John-Mark<text:span text:style-name="T1"> Hales GF </text:span></text:h>
          <text:p text:style-name="Standard">Lunch: </text:p>
          <text:p text:style-name="P2">Group: bus B</text:p>
          <text:p text:style-name="P2">Accomodation: individial</text:p>
          <text:p text:style-name="P2">Activity: ?</text:p>
          <text:p text:style-name="P2">Mysterious number: 89</text:p>
        </draw:text-box>
      </draw:fram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Labels" style:family="graphic">
      <style:graphic-properties svg:width="9.999cm" svg:height="9.999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5.001cm" style:num-format="" style:paper-tray-name="[From printer settings]" style:print-orientation="portrait" fo:margin-top="0cm" fo:margin-bottom="0cm" fo:margin-left="0cm" fo:margin-right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Těšínský</meta:initial-creator>
    <meta:generator>LibreOffice/5.1.3.2$Linux_X86_64 LibreOffice_project/10m0$Build-2</meta:generator>
    <meta:creation-date>2016-06-03T03:51:56.437849315</meta:creation-date>
    <dc:creator>Jakub Těšínský</dc:creator>
    <dc:date>2016-06-03T04:02:17.535024937</dc:date>
    <meta:editing-cycles>3</meta:editing-cycles>
    <meta:editing-duration>PT18M19S</meta:editing-duration>
    <meta:printed-by>Jakub Těšínský</meta:printed-by>
    <meta:print-date>2016-06-03T03:58:16.416027403</meta:print-date>
    <meta:document-statistic meta:table-count="0" meta:image-count="0" meta:object-count="0" meta:page-count="173" meta:paragraph-count="522" meta:word-count="1362" meta:character-count="9149" meta:non-whitespace-character-count="8200"/>
  </office:meta>
</office:document-meta>
</file>